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bf3d" officeooo:paragraph-rsid="0007b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vý vzhled JihoČASu</text:h>
      <text:p text:style-name="P1">První letošní číslo JihoČASu vychází až nyní z mnoha důvodů. Jednak jsem začátkem roku nebyl v republice a pak je tu mnohem závažnější důvod – snažíme se přejít na jiný systém sazby. Tento přechod není úplně bezbolestný a zatím se rozhodně nejedná o usnadnění práce ;)</text:p>
      <text:p text:style-name="P1">Doufáme, že se vám nová grafická úprava JihoČASu bude líbit, respektive, že pro vás nebude tak odpudivá, abyste mohli i nadále z JihoČASu čerpat informace.</text:p>
      <text:p text:style-name="P1"/>
      <text:p text:style-name="P1">Martin Kák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kl </meta:initial-creator>
    <meta:creation-date>2014-05-27T14:56:55.420919511</meta:creation-date>
    <dc:date>2014-05-27T15:03:25.154588805</dc:date>
    <dc:creator>kakl </dc:creator>
    <meta:editing-duration>P0D</meta:editing-duration>
    <meta:editing-cycles>1</meta:editing-cycles>
    <meta:document-statistic meta:table-count="0" meta:image-count="0" meta:object-count="0" meta:page-count="1" meta:paragraph-count="4" meta:word-count="75" meta:character-count="456" meta:non-whitespace-character-count="384"/>
    <meta:generator>LibreOffice/4.2.3.3$Linux_X86_64 LibreOffice_project/420m0$Build-3</meta:generator>
  </office:meta>
</office:document-meta>
</file>